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Times" svg:font-family="Times"/>
  </office:font-face-decls>
  <office:automatic-styles>
    <style:style style:name="P1" style:family="paragraph" style:parent-style-name="Standard">
      <style:paragraph-properties style:line-height-at-least="0.1944in"/>
      <style:text-properties style:font-name="Times" fo:font-size="12.0pt" fo:color="#000000"/>
    </style:style>
    <style:style style:name="T1" style:family="text">
      <style:text-properties fo:letter-spacing="0.0000in"/>
    </style:style>
    <style:style style:name="T2"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text:span text:style-name="T1">{ </text:span></text:p>
      <text:p text:style-name="P1"><text:span text:style-name="T1">   'data':[ </text:span></text:p>
      <text:p text:style-name="P1"><text:span text:style-name="T1">      { </text:span></text:p>
      <text:p text:style-name="P1"><text:span text:style-name="T1">         'story':"Krishan Kumar shared Go Physics's post to the group: NASA - National Aeronautics and Space Administration.",</text:span></text:p>
      <text:p text:style-name="P1"><text:span text:style-name="T1">         'updated_time':'2017-12-03T10:39:22+0000',</text:span></text:p>
      <text:p text:style-name="P1"><text:span text:style-name="T1">         'id':'349554945138653_1559139107513558'</text:span></text:p>
      <text:p text:style-name="P1"><text:span text:style-name="T1">      },</text:span></text:p>
      <text:p text:style-name="P1"><text:span text:style-name="T1">      { </text:span></text:p>
      <text:p text:style-name="P1"><text:span text:style-name="T1">         'story':"Priya Yadav shared Go Physics's post to the group: NASA - National Aeronautics and Space Administration.",</text:span></text:p>
      <text:p text:style-name="P1"><text:span text:style-name="T1">         'updated_time':'2017-12-03T10:39:15+0000',</text:span></text:p>
      <text:p text:style-name="P1"><text:span text:style-name="T1">         'id':'349554945138653_1557833080977494'</text:span></text:p>
      <text:p text:style-name="P1"><text:span text:style-name="T1">      },</text:span></text:p>
      <text:p text:style-name="P1"><text:span text:style-name="T1">      { </text:span></text:p>
      <text:p text:style-name="P1"><text:span text:style-name="T1">         'story':"Ashish Jena shared Ashish Jena's post to the group: NASA - National Aeronautics and Space Administration.",</text:span></text:p>
      <text:p text:style-name="P1"><text:span text:style-name="T1">         'updated_time':'2017-12-03T10:34:57+0000',</text:span></text:p>
      <text:p text:style-name="P1"><text:span text:style-name="T1">         'id':'349554945138653_1558377380923064'</text:span></text:p>
      <text:p text:style-name="P1"><text:span text:style-name="T1">      },</text:span></text:p>
      <text:p text:style-name="P1"><text:span text:style-name="T1">      { </text:span></text:p>
      <text:p text:style-name="P1"><text:span text:style-name="T1">         'story':"Luka Spacely Beara shared Science Adventures's video to the group: NASA - National Aeronautics and Space Administration.",</text:span></text:p>
      <text:p text:style-name="P1"><text:span text:style-name="T1">         'updated_time':'2017-12-03T09:19:41+0000',</text:span></text:p>
      <text:p text:style-name="P1"><text:span text:style-name="T1">         'id':'349554945138653_1558565270904275'</text:span></text:p>
      <text:p text:style-name="P1"><text:span text:style-name="T1">      },</text:span></text:p>
      <text:p text:style-name="P1"><text:span text:style-name="T1">      { </text:span></text:p>
      <text:p text:style-name="P1"><text:span text:style-name="T1">         'story':"Ashish Jena shared Ashish Jena's photo to the group: NASA - National Aeronautics and Space Administration.",</text:span></text:p>
      <text:p text:style-name="P1"><text:span text:style-name="T1">         'updated_time':'2017-12-03T07:55:29+0000',</text:span></text:p>
      <text:p text:style-name="P1"><text:span text:style-name="T1">         'id':'349554945138653_1558377504256385'</text:span></text:p>
      <text:p text:style-name="P1"><text:span text:style-name="T1">      },</text:span></text:p>
      <text:p text:style-name="P1"><text:span text:style-name="T1">      { </text:span></text:p>
      <text:p text:style-name="P1"><text:span text:style-name="T1">         'story':"Ashish Jena shared Ashish Jena's post to the group: NASA - National Aeronautics and Space Administration.",</text:span></text:p>
      <text:p text:style-name="P1"><text:span text:style-name="T1">         'updated_time':'2017-12-03T06:01:58+0000',</text:span></text:p>
      <text:p text:style-name="P1"><text:span text:style-name="T1">         'id':'349554945138653_1540850732675729'</text:span></text:p>
      <text:p text:style-name="P1"><text:span text:style-name="T1">      },</text:span></text:p>
      <text:p text:style-name="P1"><text:span text:style-name="T1">      { </text:span></text:p>
      <text:p text:style-name="P1"><text:span text:style-name="T1">         'message':'Friends please like my page Astro mania for more interesting posts like this..</text:span><text:span text:style-name="T2">👇</text:span><text:span text:style-name="T1">',</text:span></text:p>
      <text:p text:style-name="P1"><text:span text:style-name="T1">         'story':"Raj Soni shared Astro mania's photo to the group: NASA - National Aeronautics and Space Administration.",</text:span></text:p>
      <text:p text:style-name="P1"><text:span text:style-name="T1">         'updated_time':'2017-12-03T05:03:21+0000',</text:span></text:p>
      <text:p text:style-name="P1"><text:span text:style-name="T1">         'id':'349554945138653_1559070340853768'</text:span></text:p>
      <text:p text:style-name="P1"><text:span text:style-name="T1">      },</text:span></text:p>
      <text:p text:style-name="P1"><text:span text:style-name="T1">      { </text:span></text:p>
      <text:p text:style-name="P1"><text:span text:style-name="T1">         'story':"Ashish Jena shared Ashish Jena's post to the group: NASA - National Aeronautics and Space Administration.",</text:span></text:p>
      <text:p text:style-name="P1"><text:span text:style-name="T1">         'updated_time':'2017-12-03T04:40:09+0000',</text:span></text:p>
      <text:p text:style-name="P1"><text:span text:style-name="T1">         'id':'349554945138653_1558373917590077'</text:span></text:p>
      <text:p text:style-name="P1"><text:span text:style-name="T1">      },</text:span></text:p>
      <text:p text:style-name="P1"><text:span text:style-name="T1">      { </text:span></text:p>
      <text:p text:style-name="P1"><text:span text:style-name="T1">         'message':"UFO'S FLYING METHOD DISCOVERED . Know about a ZTOM particle ( PLASMA of an atom ) . atom = ZTOM . Neutral nature with separate NUCLEUS and ELECTRONS are in this ZTOM particle . This ZTOM particle is the smallest part of GRAVITATIONAL MASS . We can get the velocity of LIGHT , by connecting of both separate NUCLEUS and ELECTRONS of PLASMA ( ZTOM particle ) of Uranium 235 , by the below ZTOMIC REACTOR space craft , in an ELECTROMAGNETIC form , on the base of my UFO based eq. M = - ev^2 , wh. M = motion , - e = energy , v^2 = Variable Sound heat , which contains 3,00,000 kilocalories/°kelvin . By a such ZTOMIC REACTOR space craft , we earth livers can reach on the MANGAL planet in only 5 minutes ! AMAZING !! Thanks !!",</text:span></text:p>
      <text:p text:style-name="P1"><text:span text:style-name="T1">         'updated_time':'2017-12-03T03:43:57+0000',</text:span></text:p>
      <text:p text:style-name="P1"><text:span text:style-name="T1">         'id':'349554945138653_1559132167514252'</text:span></text:p>
      <text:p text:style-name="P1"><text:span text:style-name="T1">      },</text:span></text:p>
      <text:p text:style-name="P1"><text:span text:style-name="T1">      { </text:span></text:p>
      <text:p text:style-name="P1"><text:span text:style-name="T1">         'message':'En este tiempo he visto que ya muchos youtubers de todo el mundo se han dado cuenta del engaño que hace NASA con todos ustedes. Hoy quiero recordarlo.\n\nUn saludo. John Titor',</text:span></text:p>
      <text:p text:style-name="P1"><text:span text:style-name="T1">         'updated_time':'2017-12-03T03:41:05+0000',</text:span></text:p>
      <text:p text:style-name="P1"><text:span text:style-name="T1">         'id':'349554945138653_1558404010920401'</text:span></text:p>
      <text:p text:style-name="P1"><text:span text:style-name="T1">      },</text:span></text:p>
      <text:p text:style-name="P1"><text:span text:style-name="T1">      { </text:span></text:p>
      <text:p text:style-name="P1"><text:span text:style-name="T1">         'updated_time':'2017-12-03T03:40:31+0000',</text:span></text:p>
      <text:p text:style-name="P1"><text:span text:style-name="T1">         'id':'349554945138653_1559206687506800'</text:span></text:p>
      <text:p text:style-name="P1"><text:span text:style-name="T1">      },</text:span></text:p>
      <text:p text:style-name="P1"><text:span text:style-name="T1">      { </text:span></text:p>
      <text:p text:style-name="P1"><text:span text:style-name="T1">         'message':"Hoy, antes de publicar mi próximo álbum sobre investigación, les dejaré un video para reírnos un poco de NASA's Johnson Space Center Disfrútenlo!! pues yo lo he hecho.\nSi supiese qué es lo que estoy haciendo, no le llamaría investigación, ¿verdad?\n\nResearch is an endless process, with a destination that no one can predict precisely.\n\nUn saludo. John Titor",</text:span></text:p>
      <text:p text:style-name="P1"><text:span text:style-name="T1">         'updated_time':'2017-12-03T03:40:24+0000',</text:span></text:p>
      <text:p text:style-name="P1"><text:span text:style-name="T1">         'id':'349554945138653_1559405527486916'</text:span></text:p>
      <text:p text:style-name="P1"><text:span text:style-name="T1">      },</text:span></text:p>
      <text:p text:style-name="P1"><text:span text:style-name="T1">      { </text:span></text:p>
      <text:p text:style-name="P1"><text:span text:style-name="T1">         'story':"Tomasz Nowakowski shared Astro Watch's post to the group: NASA - National Aeronautics and Space Administration.",</text:span></text:p>
      <text:p text:style-name="P1"><text:span text:style-name="T1">         'updated_time':'2017-12-03T03:40:19+0000',</text:span></text:p>
      <text:p text:style-name="P1"><text:span text:style-name="T1">         'id':'349554945138653_1559420264152109'</text:span></text:p>
      <text:p text:style-name="P1"><text:span text:style-name="T1">      },</text:span></text:p>
      <text:p text:style-name="P1"><text:span text:style-name="T1">      { </text:span></text:p>
      <text:p text:style-name="P1"><text:span text:style-name="T1">         'story':"Arjun Sharma shared Aakash Gautam's post to the group: NASA - National Aeronautics and Space Administration.",</text:span></text:p>
      <text:p text:style-name="P1"><text:span text:style-name="T1">         'updated_time':'2017-12-02T16:19:59+0000',</text:span></text:p>
      <text:p text:style-name="P1"><text:span text:style-name="T1">         'id':'349554945138653_1557200781040724'</text:span></text:p>
      <text:p text:style-name="P1"><text:span text:style-name="T1">      },</text:span></text:p>
      <text:p text:style-name="P1"><text:span text:style-name="T1">      { </text:span></text:p>
      <text:p text:style-name="P1"><text:span text:style-name="T1">         'message':'ISRO to launch atleast one Rocket per month to deploy satellites in orbit',</text:span></text:p>
      <text:p text:style-name="P1"><text:span text:style-name="T1">         'story':"Leo Edward shared The Astronerd- Ronaldo Laishram's post to the group: NASA - National Aeronautics and Space Administration.",</text:span></text:p>
      <text:p text:style-name="P1"><text:span text:style-name="T1">         'updated_time':'2017-12-02T15:47:40+0000',</text:span></text:p>
      <text:p text:style-name="P1"><text:span text:style-name="T1">         'id':'349554945138653_1556689294425206'</text:span></text:p>
      <text:p text:style-name="P1"><text:span text:style-name="T1">      },</text:span></text:p>
      <text:p text:style-name="P1"><text:span text:style-name="T1">      { </text:span></text:p>
      <text:p text:style-name="P1"><text:span text:style-name="T1">         'message':'Lets dive right into how we first came across this constant and how Henry got its value \n\n',</text:span></text:p>
      <text:p text:style-name="P1"><text:span text:style-name="T1">         'story':'Akshit Shetty shared a link to the group: NASA - National Aeronautics and Space Administration.',</text:span></text:p>
      <text:p text:style-name="P1"><text:span text:style-name="T1">         'updated_time':'2017-12-02T14:22:57+0000',</text:span></text:p>
      <text:p text:style-name="P1"><text:span text:style-name="T1">         'id':'349554945138653_1557685810992221'</text:span></text:p>
      <text:p text:style-name="P1"><text:span text:style-name="T1">      },</text:span></text:p>
      <text:p text:style-name="P1"><text:span text:style-name="T1">      { </text:span></text:p>
      <text:p text:style-name="P1"><text:span text:style-name="T1">         'message':'Congratulations to you Mr. Weiss for getting 2017 Nobel Prize in Physics with Mr. Kip Thorne and Mr. Barry Barish  .Congratulations also to them .',</text:span></text:p>
      <text:p text:style-name="P1"><text:span text:style-name="T1">         'story':"Kingsuk Mukhopadhyay shared Nobel Prize's post to the group: NASA - National Aeronautics and Space Administration.",</text:span></text:p>
      <text:p text:style-name="P1"><text:span text:style-name="T1">         'updated_time':'2017-12-02T14:22:45+0000',</text:span></text:p>
      <text:p text:style-name="P1"><text:span text:style-name="T1">         'id':'349554945138653_1557911364302999'</text:span></text:p>
      <text:p text:style-name="P1"><text:span text:style-name="T1">      },</text:span></text:p>
      <text:p text:style-name="P1"><text:span text:style-name="T1">      { </text:span></text:p>
      <text:p text:style-name="P1"><text:span text:style-name="T1">         'updated_time':'2017-12-02T14:22:06+0000',</text:span></text:p>
      <text:p text:style-name="P1"><text:span text:style-name="T1">         'id':'349554945138653_1559082607519208'</text:span></text:p>
      <text:p text:style-name="P1"><text:span text:style-name="T1">      },</text:span></text:p>
      <text:p text:style-name="P1"><text:span text:style-name="T1">      { </text:span></text:p>
      <text:p text:style-name="P1"><text:span text:style-name="T1">         'message':'Absolute, extensive, clear, AND comprehensive mathematical proof of linked, balanced, AND unified gravity AND ELECTROMAGNETISM/energy:\n\nEinstein\'s equations necessarily represent balanced electromagnetic/gravitational force/energy. Einstein\'s equations of gravity are necessarily unified with Maxwell\'s equations of ELECTROMAGNETISM given the addition of a FOURTH spatial dimension. So, Einstein\'s equations, when applied to the universe as a whole, say that what is SPACE is either expanding OR contracting ON BALANCE. Great. Therefore, Einstein\'s equations ALSO predict or allow for "black holes". Gravity AND ELECTROMAGNETISM/energy are clearly and definitely linked, balanced, AND unified. The speed of light involves balanced inertial resistance. Energy has/involves gravity, AND energy has involves inertia/inertial resistance. "Mass"/energy involves balanced inertia/inertial resistance consistent with/as what is balanced electromagnetic/gravitational force/energy, as ELECTROMAGNETISM/energy IS gravity. This is consistent with F=ma AND E=mc2, as gravity is electromagnetism/energy. Think about it.\n\nI have already proven that any and all "curvature" of what is electromagnetic/gravitational SPACE involves balanced electromagnetic/gravitational force/energy. \n\nThe photon(s) AND the black hole(s) are linked AND balanced opposites consistent with the following great law/truth of physics. Inertia/inertial resistance is proportional to (or balanced with/as) gravitational force/energy; as this balances AND unifies ELECTROMAGNETISM/energy AND gravity; as this balances gravity AND inertia. (This explains F=ma AND E=mc2, as ELECTROMAGNETISM/energy is gravity.) Accordingly, gravity/acceleration involves balanced inertia/inertial resistance; as electromagnetism/energy is gravity. Great !!! So, gravitational force/energy is proportional to (or balanced with/as) inertia/inertial resistance; as gravity IS electromagnetism/energy. Therefore, this explains the cosmological redshift AND the "black holes". Very importantly, outer "space" involves full inertia; AND it is fully invisible AND black. Importantly, now consider how motion is relative.\n\nThe space of our direct experience NECESSARILY involves invisible AND visible space in fundamental equilibrium and balance. Now, take a look at the flat black space of a person\'s eye; AND then notice the light on the dome of the eye. Very importantly, balance and completeness go hand in hand. Indeed, it is a very great truth/fact that the self represents, forms, and experiences a comprehensive approximation of experience in general by combining conscious and unconscious experience. Moreover, and most importantly, the ability of thought to describe OR reconfigure sensory experience is ULTIMATELY dependent upon the extent to which thought is SIMILAR to sensory experience. (Thoughts are INVISIBLE.) GREAT. Think about it all very carefully. It is most important to understand that the integrated extensiveness of thought (AND description) is improved in the truly superior mind. Excellent !!! ELECTROMAGNETISM/energy is gravity. Gravity is electromagnetism/energy.\n\nELECTROMAGNETISM/energy is gravity. This is proven by F=ma AND E=mc2. Gravity/acceleration involves balanced inertia/inertial resistance, as gravity is electromagnetism/energy. Accordingly, a given planet sweeps out equal areas in equal times; AND this is then consistent with F=ma, E=mc2, AND what is perpetual motion; as ELECTROMAGNETISM/energy is gravity. Therefore, "mass"/energy involves balanced inertia/inertial resistance consistent with/as what is balanced electromagnetic/gravitational force/energy; as ELECTROMAGNETISM/energy is gravity. Great !!! Moreover, gravitational force/energy is proportional to (or balanced with/as) inertia/inertial resistance; as electromagnetism/energy IS gravity. Now, think about it all very carefully. All of this makes perfect sense. Beautiful.\n\nE=mc2 AND F=ma both apply to and describe the sun. A photon may be placed at the center of the sun (as a point, of course), as the reduction of space is offset by the speed of light; as ELECTROMAGNETISM/energy is gravity. Gravity AND ELECTROMAGNETISM/energy are linked AND balanced, as ELECTROMAGNETISM/energy is gravity. So, gravity/acceleration involves balanced inertia/inertial resistance. Accordingly, gravitational force/energy is proportional to (or balanced with/as) inertia/inertial resistance; as electromagnetism/energy is gravity. Touch AND feeling blend, as ELECTROMAGNETISM/energy is gravity. Think about it. Einstein\'s equations are necessarily electromagnetic/gravitational.\n\nThis is the scale invariant, true, comprehensive, and ultimate unification, linking, AND balancing of gravity AND ELECTROMAGNETISM/energy. \n\nBy Frank DiMeglio',</text:span></text:p>
      <text:p text:style-name="P1"><text:span text:style-name="T1">         'updated_time':'2017-12-02T09:44:52+0000',</text:span></text:p>
      <text:p text:style-name="P1"><text:span text:style-name="T1">         'id':'349554945138653_1556578041102998'</text:span></text:p>
      <text:p text:style-name="P1"><text:span text:style-name="T1">      },</text:span></text:p>
      <text:p text:style-name="P1"><text:span text:style-name="T1">      { </text:span></text:p>
      <text:p text:style-name="P1"><text:span text:style-name="T1">         'message':'https://www.facebook.com/robert.zubrin.1/posts/1997337740482152',</text:span></text:p>
      <text:p text:style-name="P1"><text:span text:style-name="T1">         'updated_time':'2017-12-02T04:29:23+0000',</text:span></text:p>
      <text:p text:style-name="P1"><text:span text:style-name="T1">         'id':'349554945138653_1558736397553829'</text:span></text:p>
      <text:p text:style-name="P1"><text:span text:style-name="T1">      },</text:span></text:p>
      <text:p text:style-name="P1"><text:span text:style-name="T1">      { </text:span></text:p>
      <text:p text:style-name="P1"><text:span text:style-name="T1">         'story':"Krishan Kumar shared Go Physics's post to the group: NASA - National Aeronautics and Space Administration.",</text:span></text:p>
      <text:p text:style-name="P1"><text:span text:style-name="T1">         'updated_time':'2017-12-01T08:45:17+0000',</text:span></text:p>
      <text:p text:style-name="P1"><text:span text:style-name="T1">         'id':'349554945138653_1556997654394370'</text:span></text:p>
      <text:p text:style-name="P1"><text:span text:style-name="T1">      },</text:span></text:p>
      <text:p text:style-name="P1"><text:span text:style-name="T1">      { </text:span></text:p>
      <text:p text:style-name="P1"><text:span text:style-name="T1">         'updated_time':'2017-12-01T07:49:51+0000',</text:span></text:p>
      <text:p text:style-name="P1"><text:span text:style-name="T1">         'id':'349554945138653_1557767037650765'</text:span></text:p>
      <text:p text:style-name="P1"><text:span text:style-name="T1">      },</text:span></text:p>
      <text:p text:style-name="P1"><text:span text:style-name="T1">      { </text:span></text:p>
      <text:p text:style-name="P1"><text:span text:style-name="T1">         'story':"Luka Spacely Beara shared Science Adventures's video to the group: NASA - National Aeronautics and Space Administration.",</text:span></text:p>
      <text:p text:style-name="P1"><text:span text:style-name="T1">         'updated_time':'2017-12-01T06:41:10+0000',</text:span></text:p>
      <text:p text:style-name="P1"><text:span text:style-name="T1">         'id':'349554945138653_1557551921005610'</text:span></text:p>
      <text:p text:style-name="P1"><text:span text:style-name="T1">      },</text:span></text:p>
      <text:p text:style-name="P1"><text:span text:style-name="T1">      { </text:span></text:p>
      <text:p text:style-name="P1"><text:span text:style-name="T1">         'message':'Does anybody have any thoughts on rocket nozzle design?',</text:span></text:p>
      <text:p text:style-name="P1"><text:span text:style-name="T1">         'updated_time':'2017-12-01T03:03:28+0000',</text:span></text:p>
      <text:p text:style-name="P1"><text:span text:style-name="T1">         'id':'349554945138653_1557547817672687'</text:span></text:p>
      <text:p text:style-name="P1"><text:span text:style-name="T1">      },</text:span></text:p>
      <text:p text:style-name="P1"><text:span text:style-name="T1">      { </text:span></text:p>
      <text:p text:style-name="P1"><text:span text:style-name="T1">         'story':'Puertas Goncal Tenerife shared NASA Astronaut Randy "Komrade" Bresnik\'s video to the group: NASA - National Aeronautics and Space Administration.',</text:span></text:p>
      <text:p text:style-name="P1"><text:span text:style-name="T1">         'updated_time':'2017-11-30T17:50:26+0000',</text:span></text:p>
      <text:p text:style-name="P1"><text:span text:style-name="T1">         'id':'349554945138653_1555027551258047'</text:span></text:p>
      <text:p text:style-name="P1"><text:span text:style-name="T1">      }</text:span></text:p>
      <text:p text:style-name="P1"><text:span text:style-name="T1">   ],</text:span></text:p>
      <text:p text:style-name="P1"><text:span text:style-name="T1">   'paging':{ </text:span></text:p>
      <text:p text:style-name="P1"><text:span text:style-name="T1">      'previous':'https://graph.facebook.com/v2.11/349554945138653/feed?icon_size=16&amp;since=1512297562&amp;access_token=EAANUNvRDB44BANKv4qNhc510QAZClA0FmHsi1lPh9dX4SZBSTzwjIqsSI3ejxZA2SO8sFNOjQfHXn4bl0nBvPn7ZAO4hISFwfzkvIJAQZB8o6UlASGIT2ZABQlg9L71m25fWwQc7DxP4MpFZCBN6AXLGz9OxhXhPBBYavemb2NkmVa7QnCPq87HFRpnV6r3l0oZD&amp;limit=25&amp;__paging_token=enc_AdAHGM1Y3d3MDLgmSme8ELLgnBBqtE7ucsL3exSHKM1FUOuUTzYZBgTO8Gfcg0QTnGv9DGRCPUfUptZBqZCxxvPzZA0djxyxtwcYivMONqZCHrTyb0wZDZD&amp;__previous=1',</text:span></text:p>
      <text:p text:style-name="P1"><text:span text:style-name="T1">      'next':'https://graph.facebook.com/v2.11/349554945138653/feed?icon_size=16&amp;access_token=EAANUNvRDB44BANKv4qNhc510QAZClA0FmHsi1lPh9dX4SZBSTzwjIqsSI3ejxZA2SO8sFNOjQfHXn4bl0nBvPn7ZAO4hISFwfzkvIJAQZB8o6UlASGIT2ZABQlg9L71m25fWwQc7DxP4MpFZCBN6AXLGz9OxhXhPBBYavemb2NkmVa7QnCPq87HFRpnV6r3l0oZD&amp;limit=25&amp;until=1512064226&amp;__paging_token=enc_AdBlNH3n58ppwvoIfaLVDE6W9yzkvWD8Az3dAxhMhEWGhmR6T5O2Cpf1J3aUzmvdHZAYvlut79HFlTSaLZCdIFn0oF7aHxZBAZANIdVeYeMbIw1kcAZDZD'</text:span></text:p>
      <text:p text:style-name="P1"><text:span text:style-name="T1">   }</text:span></text:p>
      <text:p text:style-name="P1"><text:span text:style-name="T1">}</text:span></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